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53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5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riang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b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gg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us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trik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arrow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univers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tim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ngin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actic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py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arniva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irration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ntex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rrupt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electric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rr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power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oci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quark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from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lear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plo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garde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ndard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processed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travers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funne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notic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uni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ril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i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quer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ag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har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nus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 office:value-type="string" calcext:value-type="string">
            <text:p>One &amp; on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otono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quenc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rtz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homb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bl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ath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rea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chnolo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sm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or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oli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ternat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ar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nva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tt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lie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p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terf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i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dicat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olar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a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tc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eg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e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uch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d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direc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ole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as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gio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oto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oco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vi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tis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munic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yph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r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u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l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r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i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ithmet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vervie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labora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t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e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plo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nt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ut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mple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am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el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g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ividu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co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i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d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amin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d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bi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u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e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ib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di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ene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gram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atil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hyth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o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urse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vel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a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ers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mplif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terpre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utori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cycl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lic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legr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cu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ub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chitec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bstra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rink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ug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ydroelect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r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g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n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ea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gaz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ilis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conom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lea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in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n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s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oti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gi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i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ventor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lassic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erman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bje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tit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etwor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ansform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zer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mpl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indm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y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a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ok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sh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hanc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amewor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ss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ff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ffi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d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l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i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rea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para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n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eat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ra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n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u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er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a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dit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pi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iofu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o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ndwi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icipa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ap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l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es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lau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oy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nu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tch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are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il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up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o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w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alysi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e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n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atistic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yp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b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all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a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ar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ob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edb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posi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cend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all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ff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i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an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 office:value-type="string" calcext:value-type="string">
            <text:p>Skilfu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unche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tra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l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n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dju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wl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nn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een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o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o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yslexi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w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ric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enthesi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g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rig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ssemb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ecte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quest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ost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lin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z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a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i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urc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 office:value-type="string" calcext:value-type="string">
            <text:p>Reali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d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al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ph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urb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n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am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i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d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m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li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rtice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tr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ri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ffili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meout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ed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it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i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alif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r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 office:value-type="string" calcext:value-type="string">
            <text:p>Gear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ur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n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mind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u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b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p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nger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chem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d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ic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ea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j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mplia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bling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lk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alki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b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lita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m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lob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 office:value-type="string" calcext:value-type="string">
            <text:p>Match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tern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l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er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it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parallel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b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gne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m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nderst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cr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se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lter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v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r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oo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l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ndo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i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x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e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rren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 office:value-type="string" calcext:value-type="string">
            <text:p>Pre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y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w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es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l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il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riteri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de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us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quival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iol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ccu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icrowa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d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c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k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per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d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e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btit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erti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ces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as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u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stal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t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e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 office:value-type="string" calcext:value-type="string">
            <text:p>Dif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mb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d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vente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psil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er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a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n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card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aw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l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ami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eco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ellul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nda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od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ssi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au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op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up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ot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p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g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nap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 office:value-type="string" calcext:value-type="string">
            <text:p>Norm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lb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z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rthodo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gr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a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e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u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an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s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serv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ircu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i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stu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ss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su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lod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ip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ci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k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e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o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atur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v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 office:value-type="string" calcext:value-type="string">
            <text:p>N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iv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t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i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vo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veni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c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rmul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utin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ogi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ste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r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ybr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r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arc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ordi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hee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llus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pprais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por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l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or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u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r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ub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sul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 office:value-type="string" calcext:value-type="string">
            <text:p>D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u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i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pe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gi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fini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ur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llm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uffic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lee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carri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di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stru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st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is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ffici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llba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l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upda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oo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a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o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e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oltip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 office:value-type="string" calcext:value-type="string">
            <text:p>Presu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ftw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in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h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eip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phra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yoga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ci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omera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e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a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uberculosi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rmoelectr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mentu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tra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sin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ffe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pos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ptimi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roker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nimat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m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al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u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o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mis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ceholder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 office:value-type="string" calcext:value-type="string">
            <text:p>Migh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si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ndo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l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i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us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g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desir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d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nstru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ctro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organ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cr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if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o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rrou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dic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smo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sa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ho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a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ci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ra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ra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 office:value-type="string" calcext:value-type="string">
            <text:p>Geometric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genc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ste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r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o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ut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y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str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seud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nowled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ynchron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t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c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gum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bo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aunc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pposi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ynamic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yllab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uxu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a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t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s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es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ump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idg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um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 office:value-type="string" calcext:value-type="string">
            <text:p>Relev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e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tfo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ey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a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un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fer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e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ir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t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id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cro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rfac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ord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mp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usto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ld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oy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am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e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an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terat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 office:value-type="string" calcext:value-type="string">
            <text:p>Seri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l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de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udi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uepri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rix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part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teau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or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tribu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ges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fortu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sign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neez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ucle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mme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r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r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m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ol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f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upernov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rr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spe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un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ltimedi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art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monstr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rewal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 office:value-type="string" calcext:value-type="string">
            <text:p>Calculation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nanc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l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cret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r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vi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ng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eserv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mmor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ec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in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sm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a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umm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cep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nooz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que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vailab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serna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zz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gg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oa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zoo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r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incip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bu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tro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 office:value-type="string" calcext:value-type="string">
            <text:p>See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ki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lis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at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l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a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ciousn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umou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ga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all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b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ashbo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gr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rset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on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ll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vouri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i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 office:value-type="string" calcext:value-type="string">
            <text:p>Cognitiv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hr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g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rtic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or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mmit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f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know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at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i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utr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utum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tenn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a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avig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ten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verri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id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at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od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u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qu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nt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irtu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is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 office:value-type="string" calcext:value-type="string">
            <text:p>Tas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b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c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perien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ou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an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mit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chanis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etharg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pproa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ler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rv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ess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gorith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p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otste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ssw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e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ff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as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v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ff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o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i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w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quir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 office:value-type="string" calcext:value-type="string">
            <text:p>Clai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g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eke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hed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ut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cessaril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tellig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rt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es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g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p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r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ces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ffi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signa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ro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lap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b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a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troduc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ca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moun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 office:value-type="string" calcext:value-type="string">
            <text:p>Secre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vertex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oriz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tai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emperatur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ea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haracter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osm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resoluti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ia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health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wealth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foru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successiv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ounter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eptic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hargeabl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urren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empty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biometr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hromoso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binary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blend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fre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belt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strateg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elebrat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respons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mobil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decid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pera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gra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period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quantu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emand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upply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racket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 office:value-type="string" calcext:value-type="string">
            <text:p>Compas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 table:number-rows-repeated="1001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7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4" table:default-cell-style-name="Default"/>
        <table:table-column table:style-name="co9" table:number-columns-repeated="1012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π</text:p>
          </table:table-cell>
          <table:table-cell table:style-name="ce81" office:value-type="string" calcext:value-type="string">
            <text:p>Radian</text:p>
          </table:table-cell>
          <table:table-cell table:style-name="ce87" office:value-type="string" calcext:value-type="string">
            <text:p>Constant</text:p>
          </table:table-cell>
          <table:table-cell table:style-name="ce87" office:value-type="string" calcext:value-type="string">
            <text:p>λ</text:p>
          </table:table-cell>
          <table:table-cell table:style-name="ce78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ut</text:p>
          </table:table-cell>
          <table:table-cell table:style-name="ce82" office:value-type="string" calcext:value-type="string">
            <text:p>Pool</text:p>
          </table:table-cell>
          <table:table-cell table:style-name="ce88" office:value-type="string" calcext:value-type="string">
            <text:p>Omnipresent</text:p>
          </table:table-cell>
          <table:table-cell table:style-name="ce88" office:value-type="string" calcext:value-type="string">
            <text:p>One &amp; on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5" office:value-type="string" calcext:value-type="string">
            <text:p>Together</text:p>
          </table:table-cell>
          <table:table-cell table:style-name="ce83" office:value-type="string" calcext:value-type="string">
            <text:p>Tolerant</text:p>
          </table:table-cell>
          <table:table-cell table:style-name="ce89" office:value-type="string" calcext:value-type="string">
            <text:p>Sine</text:p>
          </table:table-cell>
          <table:table-cell table:style-name="ce91" office:value-type="string" calcext:value-type="string">
            <text:p>Sole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Much</text:p>
          </table:table-cell>
          <table:table-cell table:style-name="ce84" office:value-type="string" calcext:value-type="string">
            <text:p>Metric</text:p>
          </table:table-cell>
          <table:table-cell table:style-name="ce90" office:value-type="string" calcext:value-type="string">
            <text:p>Cosine</text:p>
          </table:table-cell>
          <table:table-cell table:style-name="ce92" office:value-type="string" calcext:value-type="string">
            <text:p>Completed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5" office:value-type="string" calcext:value-type="string">
            <text:p>For</text:p>
          </table:table-cell>
          <table:table-cell table:style-name="ce83" office:value-type="string" calcext:value-type="string">
            <text:p>Feature</text:p>
          </table:table-cell>
          <table:table-cell table:style-name="ce89" office:value-type="string" calcext:value-type="string">
            <text:p>Tangent</text:p>
          </table:table-cell>
          <table:table-cell table:style-name="ce91" office:value-type="string" calcext:value-type="string">
            <text:p>Tutoria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6" office:value-type="string" calcext:value-type="string">
            <text:p>Cylinder</text:p>
          </table:table-cell>
          <table:table-cell table:style-name="ce84" office:value-type="string" calcext:value-type="string">
            <text:p>Case</text:p>
          </table:table-cell>
          <table:table-cell table:style-name="ce90" office:value-type="string" calcext:value-type="string">
            <text:p>Cosecant</text:p>
          </table:table-cell>
          <table:table-cell table:style-name="ce92" office:value-type="string" calcext:value-type="string">
            <text:p>Classic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5" office:value-type="string" calcext:value-type="string">
            <text:p>Format</text:p>
          </table:table-cell>
          <table:table-cell table:style-name="ce83" office:value-type="string" calcext:value-type="string">
            <text:p>Field</text:p>
          </table:table-cell>
          <table:table-cell table:style-name="ce89" office:value-type="string" calcext:value-type="string">
            <text:p>Secant</text:p>
          </table:table-cell>
          <table:table-cell table:style-name="ce91" office:value-type="string" calcext:value-type="string">
            <text:p>Separated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6" office:value-type="string" calcext:value-type="string">
            <text:p>Linked</text:p>
          </table:table-cell>
          <table:table-cell table:style-name="ce84" office:value-type="string" calcext:value-type="string">
            <text:p>Lens</text:p>
          </table:table-cell>
          <table:table-cell table:style-name="ce90" office:value-type="string" calcext:value-type="string">
            <text:p>Cotangent</text:p>
          </table:table-cell>
          <table:table-cell table:style-name="ce92" office:value-type="string" calcext:value-type="string">
            <text:p>Care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5" office:value-type="string" calcext:value-type="string">
            <text:p>With</text:p>
          </table:table-cell>
          <table:table-cell table:style-name="ce83" office:value-type="string" calcext:value-type="string">
            <text:p>Window</text:p>
          </table:table-cell>
          <table:table-cell table:style-name="ce89" office:value-type="string" calcext:value-type="string">
            <text:p>Sarwada</text:p>
          </table:table-cell>
          <table:table-cell table:style-name="ce91" office:value-type="string" calcext:value-type="string">
            <text:p>Skilfu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6" office:value-type="string" calcext:value-type="string">
            <text:p>Equal</text:p>
          </table:table-cell>
          <table:table-cell table:style-name="ce84" office:value-type="string" calcext:value-type="string">
            <text:p>Entrance</text:p>
          </table:table-cell>
          <table:table-cell table:style-name="ce90" office:value-type="string" calcext:value-type="string">
            <text:p>Reet</text:p>
          </table:table-cell>
          <table:table-cell table:style-name="ce92" office:value-type="string" calcext:value-type="string">
            <text:p>Realit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5" office:value-type="string" calcext:value-type="string">
            <text:p>Security</text:p>
          </table:table-cell>
          <table:table-cell table:style-name="ce83" office:value-type="string" calcext:value-type="string">
            <text:p>Setting</text:p>
          </table:table-cell>
          <table:table-cell table:style-name="ce89" office:value-type="string" calcext:value-type="string">
            <text:p>Garam</text:p>
          </table:table-cell>
          <table:table-cell table:style-name="ce91" office:value-type="string" calcext:value-type="string">
            <text:p>Gear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6" office:value-type="string" calcext:value-type="string">
            <text:p>Cause</text:p>
          </table:table-cell>
          <table:table-cell table:style-name="ce84" office:value-type="string" calcext:value-type="string">
            <text:p>Call</text:p>
          </table:table-cell>
          <table:table-cell table:style-name="ce90" office:value-type="string" calcext:value-type="string">
            <text:p>Maha</text:p>
          </table:table-cell>
          <table:table-cell table:style-name="ce92" office:value-type="string" calcext:value-type="string">
            <text:p>Match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5" office:value-type="string" calcext:value-type="string">
            <text:p>Right</text:p>
          </table:table-cell>
          <table:table-cell table:style-name="ce83" office:value-type="string" calcext:value-type="string">
            <text:p>Room</text:p>
          </table:table-cell>
          <table:table-cell table:style-name="ce89" office:value-type="string" calcext:value-type="string">
            <text:p>Palan</text:p>
          </table:table-cell>
          <table:table-cell table:style-name="ce91" office:value-type="string" calcext:value-type="string">
            <text:p>Preferenc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6" office:value-type="string" calcext:value-type="string">
            <text:p>Band</text:p>
          </table:table-cell>
          <table:table-cell table:style-name="ce84" office:value-type="string" calcext:value-type="string">
            <text:p>Board</text:p>
          </table:table-cell>
          <table:table-cell table:style-name="ce90" office:value-type="string" calcext:value-type="string">
            <text:p>Dhadha</text:p>
          </table:table-cell>
          <table:table-cell table:style-name="ce92" office:value-type="string" calcext:value-type="string">
            <text:p>Difference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5" office:value-type="string" calcext:value-type="string">
            <text:p>Variable</text:p>
          </table:table-cell>
          <table:table-cell table:style-name="ce83" office:value-type="string" calcext:value-type="string">
            <text:p>Variant</text:p>
          </table:table-cell>
          <table:table-cell table:style-name="ce89" office:value-type="string" calcext:value-type="string">
            <text:p>Niharika</text:p>
          </table:table-cell>
          <table:table-cell table:style-name="ce91" office:value-type="string" calcext:value-type="string">
            <text:p>Normal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6" office:value-type="string" calcext:value-type="string">
            <text:p>Size</text:p>
          </table:table-cell>
          <table:table-cell table:style-name="ce84" office:value-type="string" calcext:value-type="string">
            <text:p>Set</text:p>
          </table:table-cell>
          <table:table-cell table:style-name="ce90" office:value-type="string" calcext:value-type="string">
            <text:p>Niharika</text:p>
          </table:table-cell>
          <table:table-cell table:style-name="ce92" office:value-type="string" calcext:value-type="string">
            <text:p>Nearer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5" office:value-type="string" calcext:value-type="string">
            <text:p>Story</text:p>
          </table:table-cell>
          <table:table-cell table:style-name="ce83" office:value-type="string" calcext:value-type="string">
            <text:p>Storage</text:p>
          </table:table-cell>
          <table:table-cell table:style-name="ce89" office:value-type="string" calcext:value-type="string">
            <text:p>Dhadha</text:p>
          </table:table-cell>
          <table:table-cell table:style-name="ce91" office:value-type="string" calcext:value-type="string">
            <text:p>Dearer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6" office:value-type="string" calcext:value-type="string">
            <text:p>Real</text:p>
          </table:table-cell>
          <table:table-cell table:style-name="ce84" office:value-type="string" calcext:value-type="string">
            <text:p>Route</text:p>
          </table:table-cell>
          <table:table-cell table:style-name="ce90" office:value-type="string" calcext:value-type="string">
            <text:p>Palan</text:p>
          </table:table-cell>
          <table:table-cell table:style-name="ce92" office:value-type="string" calcext:value-type="string">
            <text:p>Presum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5" office:value-type="string" calcext:value-type="string">
            <text:p>Short</text:p>
          </table:table-cell>
          <table:table-cell table:style-name="ce83" office:value-type="string" calcext:value-type="string">
            <text:p>Space</text:p>
          </table:table-cell>
          <table:table-cell table:style-name="ce89" office:value-type="string" calcext:value-type="string">
            <text:p>Maha</text:p>
          </table:table-cell>
          <table:table-cell table:style-name="ce91" office:value-type="string" calcext:value-type="string">
            <text:p>Might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6" office:value-type="string" calcext:value-type="string">
            <text:p>In</text:p>
          </table:table-cell>
          <table:table-cell table:style-name="ce84" office:value-type="string" calcext:value-type="string">
            <text:p>Instance</text:p>
          </table:table-cell>
          <table:table-cell table:style-name="ce90" office:value-type="string" calcext:value-type="string">
            <text:p>Garam</text:p>
          </table:table-cell>
          <table:table-cell table:style-name="ce92" office:value-type="string" calcext:value-type="string">
            <text:p>Geometrical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5" office:value-type="string" calcext:value-type="string">
            <text:p>Expression</text:p>
          </table:table-cell>
          <table:table-cell table:style-name="ce83" office:value-type="string" calcext:value-type="string">
            <text:p>Entity</text:p>
          </table:table-cell>
          <table:table-cell table:style-name="ce89" office:value-type="string" calcext:value-type="string">
            <text:p>Reet</text:p>
          </table:table-cell>
          <table:table-cell table:style-name="ce91" office:value-type="string" calcext:value-type="string">
            <text:p>Relevant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Double</text:p>
          </table:table-cell>
          <table:table-cell table:style-name="ce84" office:value-type="string" calcext:value-type="string">
            <text:p>Door</text:p>
          </table:table-cell>
          <table:table-cell table:style-name="ce90" office:value-type="string" calcext:value-type="string">
            <text:p>Sarwada</text:p>
          </table:table-cell>
          <table:table-cell table:style-name="ce92" office:value-type="string" calcext:value-type="string">
            <text:p>Seri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5" office:value-type="string" calcext:value-type="string">
            <text:p>Style</text:p>
          </table:table-cell>
          <table:table-cell table:style-name="ce83" office:value-type="string" calcext:value-type="string">
            <text:p>Spot</text:p>
          </table:table-cell>
          <table:table-cell table:style-name="ce89" office:value-type="string" calcext:value-type="string">
            <text:p>Cotangent</text:p>
          </table:table-cell>
          <table:table-cell table:style-name="ce91" office:value-type="string" calcext:value-type="string">
            <text:p>Calculation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6" office:value-type="string" calcext:value-type="string">
            <text:p>Per</text:p>
          </table:table-cell>
          <table:table-cell table:style-name="ce84" office:value-type="string" calcext:value-type="string">
            <text:p>Park</text:p>
          </table:table-cell>
          <table:table-cell table:style-name="ce90" office:value-type="string" calcext:value-type="string">
            <text:p>Secant</text:p>
          </table:table-cell>
          <table:table-cell table:style-name="ce92" office:value-type="string" calcext:value-type="string">
            <text:p>See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5" office:value-type="string" calcext:value-type="string">
            <text:p>Machine</text:p>
          </table:table-cell>
          <table:table-cell table:style-name="ce83" office:value-type="string" calcext:value-type="string">
            <text:p>Mask</text:p>
          </table:table-cell>
          <table:table-cell table:style-name="ce89" office:value-type="string" calcext:value-type="string">
            <text:p>Cosecant</text:p>
          </table:table-cell>
          <table:table-cell table:style-name="ce91" office:value-type="string" calcext:value-type="string">
            <text:p>Cognitiv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6" office:value-type="string" calcext:value-type="string">
            <text:p>Such</text:p>
          </table:table-cell>
          <table:table-cell table:style-name="ce84" office:value-type="string" calcext:value-type="string">
            <text:p>Session</text:p>
          </table:table-cell>
          <table:table-cell table:style-name="ce90" office:value-type="string" calcext:value-type="string">
            <text:p>Tangent</text:p>
          </table:table-cell>
          <table:table-cell table:style-name="ce92" office:value-type="string" calcext:value-type="string">
            <text:p>Tas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5" office:value-type="string" calcext:value-type="string">
            <text:p>A</text:p>
          </table:table-cell>
          <table:table-cell table:style-name="ce83" office:value-type="string" calcext:value-type="string">
            <text:p>Agent</text:p>
          </table:table-cell>
          <table:table-cell table:style-name="ce89" office:value-type="string" calcext:value-type="string">
            <text:p>Cosine</text:p>
          </table:table-cell>
          <table:table-cell table:style-name="ce91" office:value-type="string" calcext:value-type="string">
            <text:p>Claiming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Disk</text:p>
          </table:table-cell>
          <table:table-cell table:style-name="ce90" office:value-type="string" calcext:value-type="string">
            <text:p>Sine</text:p>
          </table:table-cell>
          <table:table-cell table:style-name="ce92" office:value-type="string" calcext:value-type="string">
            <text:p>Secret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ase</text:p>
          </table:table-cell>
          <table:table-cell table:style-name="ce82" office:value-type="string" calcext:value-type="string">
            <text:p>Bench</text:p>
          </table:table-cell>
          <table:table-cell table:style-name="ce88" office:value-type="string" calcext:value-type="string">
            <text:p>Chant</text:p>
          </table:table-cell>
          <table:table-cell table:style-name="ce88" office:value-type="string" calcext:value-type="string">
            <text:p>Compas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Σ</text:p>
          </table:table-cell>
          <table:table-cell table:style-name="ce81" office:value-type="string" calcext:value-type="string">
            <text:p>Degree</text:p>
          </table:table-cell>
          <table:table-cell table:style-name="ce87" office:value-type="string" calcext:value-type="string">
            <text:p>Value</text:p>
          </table:table-cell>
          <table:table-cell table:style-name="ce87" office:value-type="string" calcext:value-type="string">
            <text:p>μ</text:p>
          </table:table-cell>
          <table:table-cell table:style-name="ce78" table:number-columns-repeated="14"/>
          <table:table-cell table:number-columns-repeated="998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3"/>
          <table:table-cell table:style-name="ce79" table:number-columns-repeated="1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53" style:display-name="PageStyle_fullOfForm5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906" meta:object-count="0"/>
    <meta:generator>LibreOfficeDev/6.0.5.2$Linux_X86_64 LibreOffice_project/</meta:generator>
  </office:meta>
</office:document-meta>
</file>